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imbus Sans L" officeooo:rsid="0002ceca" officeooo:paragraph-rsid="0002ceca"/>
    </style:style>
    <style:style style:name="P2" style:family="paragraph" style:parent-style-name="Standard">
      <style:text-properties style:font-name="Nimbus Sans L" officeooo:rsid="00040c74" officeooo:paragraph-rsid="00040c74"/>
    </style:style>
    <style:style style:name="P3" style:family="paragraph" style:parent-style-name="Standard">
      <style:paragraph-properties fo:text-align="end" style:justify-single-word="false"/>
      <style:text-properties style:font-name="Nimbus Sans L" officeooo:rsid="00040c74" officeooo:paragraph-rsid="00040c74"/>
    </style:style>
    <style:style style:name="P4" style:family="paragraph" style:parent-style-name="Standard">
      <style:text-properties style:font-name="Nimbus Sans L" fo:font-weight="bold" officeooo:rsid="00040c74" officeooo:paragraph-rsid="00040c74" style:font-weight-asian="bold" style:font-weight-complex="bold"/>
    </style:style>
    <style:style style:name="T1" style:family="text">
      <style:text-properties officeooo:rsid="00040c74"/>
    </style:style>
    <style:style style:name="T2" style:family="text">
      <style:text-properties officeooo:rsid="000487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h Loehr</text:p>
      <text:p text:style-name="P3">CSCI 322</text:p>
      <text:p text:style-name="P2"/>
      <text:p text:style-name="P4">Project Proposal – “Wiki-Related Artists”</text:p>
      <text:p text:style-name="P1"/>
      <text:p text:style-name="P1">The idea for this project is to leverage Wikipedia articles to create a very rudimentary algorithm for suggesting related musical artists to any artist supplied <text:span text:style-name="T2">as input</text:span>. To do this, the program will use several API’s – from Wikidata, Wikimedia, and Wikipedia itself – to collect information stemming from the original artist’s Wikipedia page. The algorithm will collect all links from that page which point to other musical artists’ pages, and then rank the results by page views. Finally, a separate call to an API provided by Spotify (and potentially other sources) will be performed to collect the related artists list provided there. <text:span text:style-name="T1">Spotify’s</text:span> list will then be compared to the list generated from Wikipedia to serve as a metric of accuracy/efficacy in using Wikipedia to suggest related artists. <text:span text:style-name="T1">Many different aspects of this algorithm can then be parallelized to improve the runtime performance. </text:span></text:p>
      <text:p text:style-name="P1"/>
      <text:p text:style-name="P1">The main obstacles here arise from the high quantity of API calls which will need to be made throughout the execution of the program. Care will need to be taken to ensure that requests do not exceed the stated limitations of each API. Fortunately, at least four separate endpoints will be in use, so all traffic will not be concentrated on any single one, and further steps can be taken in the calls themselves to avoid excessive strain.</text:p>
      <text:p text:style-name="P1"/>
      <text:p text:style-name="P2">The speedup for the parallelized version of this program will come from multiple different parts of the algorithm. The ultimate API call to Spotify is entirely independent from any calls to Wiki-related APIs, and so can safely be executed in its own thread. The biggest bottleneck in the algorithm, however, is likely the process of collecting all links in a page, and then selecting only those which point to another musical artist. This requires an additional two API calls for each link, but is a prime candidate for parallelization, as each link is independent of the others. Since the limiting performance in this program will be network communication time, rather than CPU calculation time, the speedup should be significant and easily notice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9:21:09.352384008</meta:creation-date>
    <dc:date>2017-02-28T19:44:53.126137754</dc:date>
    <meta:editing-duration>PT1M3S</meta:editing-duration>
    <meta:editing-cycles>1</meta:editing-cycles>
    <meta:document-statistic meta:table-count="0" meta:image-count="0" meta:object-count="0" meta:page-count="1" meta:paragraph-count="6" meta:word-count="350" meta:character-count="2153" meta:non-whitespace-character-count="1805"/>
    <meta:generator>LibreOffice/5.2.2.2$Linux_X86_64 LibreOffice_project/20m0$Build-2</meta:generator>
  </office:meta>
</office:document-meta>
</file>